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d6ba0" officeooo:paragraph-rsid="001d6ba0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d6ba0" officeooo:paragraph-rsid="001d6ba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d6ba0" officeooo:paragraph-rsid="001d6ba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d9c26" officeooo:paragraph-rsid="001d9c26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d9c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ddit-Api Internship Assessment</text:p>
      <text:p text:style-name="P1"/>
      <text:p text:style-name="P2">1. How long did the assignment take you?</text:p>
      <text:p text:style-name="P2"><text:span text:style-name="T1">I would say about 8-10 hours. Had to brush up on some coding!</text:span></text:p>
      <text:p text:style-name="P2"><text:tab/></text:p>
      <text:p text:style-name="P2"/>
      <text:p text:style-name="P2">2. What did you find most challenging?</text:p>
      <text:p text:style-name="P3">Making the code more efficient. I broke each problem up into chunks and used seperate API calls for them. This made the code much easier to digest but may have created some inefficiencies along the way.</text:p>
      <text:p text:style-name="P2"/>
      <text:p text:style-name="P2">3. What did you learn from this assignment (if anything)?</text:p>
      <text:p text:style-name="P3">The biggest thing I learned was <text:span text:style-name="T2">how to use third party services like “Snoowrap” to interact with an API. </text:span>It <text:span text:style-name="T2">also</text:span> helped me brush up on many skills that I have learned at my last internship but haven’t used in awhile!</text:p>
      <text:p text:style-name="P2"/>
      <text:p text:style-name="P2">4. Justify your output format</text:p>
      <text:p text:style-name="P4">I used csv’s as the output because they are a super simple way to format data. I created separate csv’s for each problem so there wouldn’t be any clut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21:17:23.625233251</meta:creation-date>
    <dc:date>2020-02-17T21:33:22.310876349</dc:date>
    <meta:editing-duration>PT5M38S</meta:editing-duration>
    <meta:editing-cycles>1</meta:editing-cycles>
    <meta:document-statistic meta:table-count="0" meta:image-count="0" meta:object-count="0" meta:page-count="1" meta:paragraph-count="10" meta:word-count="152" meta:character-count="830" meta:non-whitespace-character-count="686"/>
    <meta:generator>LibreOffice/5.1.6.2$Linux_X86_64 LibreOffice_project/10m0$Build-2</meta:generator>
  </office:meta>
</office:document-meta>
</file>